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Standard">
      <style:text-properties officeooo:paragraph-rsid="0023daf1"/>
    </style:style>
    <style:style style:name="P2" style:family="paragraph" style:parent-style-name="Standard">
      <style:paragraph-properties fo:text-align="start" style:justify-single-word="false"/>
      <style:text-properties style:font-name="Open Sans" officeooo:paragraph-rsid="001fdbd4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Open Sans" fo:font-weight="bold" officeooo:paragraph-rsid="0019cd0a" style:font-weight-asian="bold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Open Sans" officeooo:rsid="00244163" officeooo:paragraph-rsid="00244163"/>
    </style:style>
    <style:style style:name="P5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Open Sans" officeooo:paragraph-rsid="0019cd0a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Open Sans" officeooo:paragraph-rsid="0019cd0a"/>
    </style:style>
    <style:style style:name="P8" style:family="paragraph" style:parent-style-name="Standard">
      <style:text-properties officeooo:paragraph-rsid="0027c76b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Open Sans" officeooo:rsid="0027c76b" officeooo:paragraph-rsid="0027c76b"/>
    </style:style>
    <style:style style:name="P10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11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27c76b" officeooo:paragraph-rsid="0027c76b" style:font-weight-asian="bold" style:font-weight-complex="bold"/>
    </style:style>
    <style:style style:name="P12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3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T1" style:family="text">
      <style:text-properties fo:font-weight="bold" officeooo:rsid="00244163" style:font-weight-asian="bold" style:font-weight-complex="bold"/>
    </style:style>
    <style:style style:name="T2" style:family="text">
      <style:text-properties fo:font-weight="bold" officeooo:rsid="0027c76b" style:font-weight-asian="bold" style:font-weight-complex="bold"/>
    </style:style>
    <style:style style:name="T3" style:family="text">
      <style:text-properties fo:font-weight="normal" officeooo:rsid="00244163" style:font-weight-asian="normal" style:font-weight-complex="normal"/>
    </style:style>
    <style:style style:name="T4" style:family="text">
      <style:text-properties fo:font-weight="normal" officeooo:rsid="0027c76b" style:font-weight-asian="normal" style:font-weight-complex="normal"/>
    </style:style>
    <style:style style:name="T5" style:family="text">
      <style:text-properties style:text-position="super 58%" style:font-name="Open Sans"/>
    </style:style>
    <style:style style:name="T6" style:family="text">
      <style:text-properties style:text-position="super 58%" style:font-name="Open Sans" fo:font-weight="normal" officeooo:rsid="0023daf1" style:font-weight-asian="normal" style:font-weight-complex="normal"/>
    </style:style>
    <style:style style:name="T7" style:family="text">
      <style:text-properties style:font-name="Open Sans"/>
    </style:style>
    <style:style style:name="T8" style:family="text">
      <style:text-properties style:font-name="Open Sans" officeooo:rsid="0023daf1"/>
    </style:style>
    <style:style style:name="T9" style:family="text">
      <style:text-properties style:font-name="Open Sans" officeooo:rsid="00244163"/>
    </style:style>
    <style:style style:name="T10" style:family="text">
      <style:text-properties style:font-name="Open Sans" officeooo:rsid="0027c76b"/>
    </style:style>
    <style:style style:name="T11" style:family="text">
      <style:text-properties officeooo:rsid="00244163"/>
    </style:style>
    <style:style style:name="T12" style:family="text">
      <style:text-properties style:text-position="0% 100%" style:font-name="Open Sans" fo:font-weight="normal" officeooo:rsid="00244163" style:font-weight-asian="normal" style:font-weight-complex="normal"/>
    </style:style>
    <style:style style:name="T13" style:family="text">
      <style:text-properties officeooo:rsid="0027c76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inomial Coefficient</text:p>
      <text:p text:style-name="P5">Time limit: 1 sec</text:p>
      <text:p text:style-name="P5"><text:tab/></text:p>
      <text:p text:style-name="P8"><text:span text:style-name="T7"><text:tab/></text:span><text:span text:style-name="T10">A binomial coefficients, denoted by C(n,k), can be defined recursively as follows.</text:span></text:p>
      <text:p text:style-name="P8"/>
      <text:p text:style-name="P8"><text:span text:style-name="T10"><draw:frame draw:style-name="fr2" draw:name="Object7" text:anchor-type="as-char" svg:y="-0.2701in" svg:width="3.8744in" svg:height="0.4543in" draw:z-index="1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8"/>
      <text:p text:style-name="P1"><text:span text:style-name="T7"><text:tab/></text:span><text:span text:style-name="T9">Your task is to calculate</text:span><text:span text:style-name="T9"><draw:frame draw:style-name="fr1" draw:name="Object6" text:anchor-type="as-char" svg:y="-0.152in" svg:width="0.5902in" svg:height="0.2008in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9">.</text:span></text:p>
      <text:h text:style-name="P12" text:outline-level="1">Input</text:h>
      <text:p text:style-name="P2"><text:tab/><text:span text:style-name="T11">Input has exactly one line containing two positive integer </text:span><text:span text:style-name="T1">N </text:span><text:span text:style-name="T4">and</text:span><text:span text:style-name="T2"> K </text:span><text:span text:style-name="T3">(1 &lt;= </text:span><text:span text:style-name="T2">K</text:span><text:span text:style-name="T4"> &lt;= </text:span><text:span text:style-name="T2">N</text:span><text:span text:style-name="T3"> &lt;=</text:span><text:span text:style-name="T4">30</text:span><text:span text:style-name="T3">)</text:span></text:p>
      <text:list xml:id="list3781348647175600726" text:style-name="L1">
        <text:list-header>
          <text:p text:style-name="P7"/>
        </text:list-header>
      </text:list>
      <text:h text:style-name="P12" text:outline-level="1">Output</text:h>
      <text:p text:style-name="P6"><text:tab/><text:span text:style-name="T11">Output exactly one line containing </text:span><text:span text:style-name="T11"><draw:frame draw:style-name="fr1" draw:name="Object1" text:anchor-type="as-char" svg:y="-0.152in" svg:width="0.5902in" svg:height="0.2008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h text:style-name="P12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Output</text:p>
          </table:table-cell>
        </table:table-row>
        <table:table-row table:style-name="Table1.1">
          <table:table-cell table:style-name="Table1.A1" office:value-type="string">
            <text:p text:style-name="P9">10 3</text:p>
          </table:table-cell>
          <table:table-cell table:style-name="Table1.A1" office:value-type="string">
            <text:p text:style-name="P4">1<text:span text:style-name="T13">20</text:span></text:p>
          </table:table-cell>
        </table:table-row>
        <table:table-row table:style-name="Table1.1">
          <table:table-cell table:style-name="Table1.A3" office:value-type="string">
            <text:p text:style-name="P4">10 <text:span text:style-name="T13">10</text:span></text:p>
          </table:table-cell>
          <table:table-cell table:style-name="Table1.A3" office:value-type="string">
            <text:p text:style-name="P9">1</text:p>
          </table:table-cell>
        </table:table-row>
        <table:table-row table:style-name="Table1.1">
          <table:table-cell table:style-name="Table1.A3" office:value-type="string">
            <text:p text:style-name="P9">30 15</text:p>
          </table:table-cell>
          <table:table-cell table:style-name="Table1.A3" office:value-type="string">
            <text:p text:style-name="P9">155117520</text:p>
          </table:table-cell>
        </table:table-row>
      </table:table>
      <text:h text:style-name="P13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dc:date>2014-09-14T19:45:17.424729753</dc:date>
    <meta:editing-duration>PT45M4S</meta:editing-duration>
    <meta:editing-cycles>15</meta:editing-cycles>
    <meta:print-date>2014-09-09T23:50:22.741847462</meta:print-date>
    <meta:document-statistic meta:table-count="1" meta:image-count="0" meta:object-count="3" meta:page-count="1" meta:paragraph-count="20" meta:word-count="61" meta:character-count="328" meta:non-whitespace-character-count="278"/>
  </office:meta>
</office:document-meta>
</file>

<file path=Object 1/content.xml><?xml version="1.0" encoding="utf-8"?>
<math xmlns="http://www.w3.org/1998/Math/MathML" display="block">
  <semantics>
    <mrow>
      <mi>C</mi>
      <mrow>
        <mo fence="true" stretchy="false">(</mo>
        <mrow>
          <mrow>
            <mi>n</mi>
            <mi>,</mi>
            <mi>k</mi>
          </mrow>
        </mrow>
        <mo fence="true" stretchy="false">)</mo>
      </mrow>
    </mrow>
    <annotation encoding="StarMath 5.0">C(n,k)</annotation>
  </semantics>
</math>
</file>

<file path=Object 7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k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n>1</mn>
                </mtd>
                <mtd>
                  <mrow>
                    <mi>;</mi>
                    <mi mathvariant="italic">if</mi>
                    <mrow>
                      <mi>n</mi>
                      <mo stretchy="false">=</mo>
                      <mi>k</mi>
                    </mrow>
                    <mtext>  or  </mtext>
                    <mrow>
                      <mi>k</mi>
                      <mo stretchy="false">=</mo>
                      <mn>0</mn>
                    </mrow>
                  </mrow>
                </mtd>
              </mtr>
              <mtr>
                <mtd>
                  <mrow>
                    <mi>C</mi>
                    <mrow>
                      <mrow>
                        <mo fence="true" stretchy="false">(</mo>
                        <mrow>
                          <mrow>
                            <mrow>
                              <mi>n</mi>
                              <mo stretchy="false">−</mo>
                              <mn>1,</mn>
                            </mrow>
                            <mrow>
                              <mi>k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+</mo>
                      <mi>C</mi>
                    </mrow>
                    <mrow>
                      <mo fence="true" stretchy="false">(</mo>
                      <mrow>
                        <mrow>
                          <mrow>
                            <mi>n</mi>
                            <mo stretchy="false">−</mo>
                            <mn>1,</mn>
                          </mrow>
                          <mi>k</mi>
                        </mrow>
                      </mrow>
                      <mo fence="true" stretchy="false">)</mo>
                    </mrow>
                  </mrow>
                </mtd>
                <mtd>
                  <mrow>
                    <mi>;</mi>
                    <mi mathvariant="italic">if</mi>
                    <mrow>
                      <mn>1</mn>
                      <mo stretchy="false">≤</mo>
                      <mi>k</mi>
                      <mo stretchy="false">≤</mo>
                      <mrow>
                        <mi>n</mi>
                        <mo stretchy="false">−</mo>
                        <mn>1</mn>
                      </mrow>
                    </mrow>
                  </mrow>
                </mtd>
              </mtr>
            </mtable>
          </mrow>
        </mrow>
      </mrow>
    </mrow>
    <annotation encoding="StarMath 5.0">C( n,k )= left lbrace matrix{1 #; if n=k "  or  " k=0 ## C(n-1,k-1) + C(n-1,k) # ; if 1 &lt;= k &lt;= n-1}   right none</annotation>
  </semantics>
</math>
</file>

<file path=Object 8/content.xml><?xml version="1.0" encoding="utf-8"?>
<math xmlns="http://www.w3.org/1998/Math/MathML" display="block">
  <semantics>
    <mrow>
      <mi>C</mi>
      <mrow>
        <mo fence="true" stretchy="false">(</mo>
        <mrow>
          <mrow>
            <mi>n</mi>
            <mi>,</mi>
            <mi>k</mi>
          </mrow>
        </mrow>
        <mo fence="true" stretchy="false">)</mo>
      </mrow>
    </mrow>
    <annotation encoding="StarMath 5.0">C(n,k)</annotation>
  </semantics>
</math>
</file>